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afdd3" officeooo:paragraph-rsid="001afdd3"/>
    </style:style>
    <style:style style:name="P2" style:family="paragraph" style:parent-style-name="Standard">
      <style:text-properties officeooo:rsid="001c31f8" officeooo:paragraph-rsid="001c31f8"/>
    </style:style>
    <style:style style:name="P3" style:family="paragraph" style:parent-style-name="Standard">
      <style:text-properties officeooo:rsid="001c31f8" officeooo:paragraph-rsid="00260fcd"/>
    </style:style>
    <style:style style:name="P4" style:family="paragraph" style:parent-style-name="Standard">
      <style:text-properties officeooo:rsid="001c6741" officeooo:paragraph-rsid="00260fcd"/>
    </style:style>
    <style:style style:name="P5" style:family="paragraph" style:parent-style-name="Standard">
      <style:text-properties officeooo:rsid="001e1837" officeooo:paragraph-rsid="00260fcd"/>
    </style:style>
    <style:style style:name="P6" style:family="paragraph" style:parent-style-name="Standard">
      <style:text-properties officeooo:rsid="0021a358" officeooo:paragraph-rsid="00260fcd"/>
    </style:style>
    <style:style style:name="P7" style:family="paragraph" style:parent-style-name="Standard">
      <style:text-properties officeooo:rsid="00223be6" officeooo:paragraph-rsid="00260fcd"/>
    </style:style>
    <style:style style:name="P8" style:family="paragraph" style:parent-style-name="Standard">
      <style:text-properties officeooo:rsid="002805f5" officeooo:paragraph-rsid="002805f5"/>
    </style:style>
    <style:style style:name="P9" style:family="paragraph" style:parent-style-name="Standard">
      <style:text-properties officeooo:rsid="002aa9b5" officeooo:paragraph-rsid="002aa9b5"/>
    </style:style>
    <style:style style:name="P10" style:family="paragraph" style:parent-style-name="Standard">
      <style:text-properties officeooo:rsid="002aa9b5" officeooo:paragraph-rsid="0031aeae"/>
    </style:style>
    <style:style style:name="P11" style:family="paragraph" style:parent-style-name="Standard">
      <style:text-properties officeooo:rsid="002dedd7" officeooo:paragraph-rsid="002dedd7"/>
    </style:style>
    <style:style style:name="P12" style:family="paragraph" style:parent-style-name="Standard">
      <style:text-properties officeooo:rsid="002e57b3" officeooo:paragraph-rsid="002e57b3"/>
    </style:style>
    <style:style style:name="P13" style:family="paragraph" style:parent-style-name="Standard">
      <style:text-properties officeooo:rsid="0034259f" officeooo:paragraph-rsid="0034259f"/>
    </style:style>
    <style:style style:name="P14" style:family="paragraph" style:parent-style-name="Table_20_Contents">
      <style:text-properties officeooo:rsid="0034259f" officeooo:paragraph-rsid="0034259f"/>
    </style:style>
    <style:style style:name="P15" style:family="paragraph" style:parent-style-name="Standard">
      <style:text-properties officeooo:rsid="0034259f" officeooo:paragraph-rsid="00459a63"/>
    </style:style>
    <style:style style:name="P16" style:family="paragraph" style:parent-style-name="Standard">
      <style:text-properties officeooo:rsid="00459a63" officeooo:paragraph-rsid="00459a63"/>
    </style:style>
    <style:style style:name="P17" style:family="paragraph" style:parent-style-name="Standard">
      <style:text-properties officeooo:rsid="00459a63" officeooo:paragraph-rsid="005525b9"/>
    </style:style>
    <style:style style:name="P18" style:family="paragraph" style:parent-style-name="Standard">
      <style:text-properties officeooo:rsid="00459a63" officeooo:paragraph-rsid="0057baa5"/>
    </style:style>
    <style:style style:name="P19" style:family="paragraph" style:parent-style-name="Standard">
      <style:text-properties officeooo:rsid="00459a63" officeooo:paragraph-rsid="005bdc74"/>
    </style:style>
    <style:style style:name="P20" style:family="paragraph" style:parent-style-name="Standard">
      <style:text-properties officeooo:rsid="00459a63" officeooo:paragraph-rsid="0061840a"/>
    </style:style>
    <style:style style:name="P21" style:family="paragraph" style:parent-style-name="Standard">
      <style:text-properties officeooo:rsid="004fb71e" officeooo:paragraph-rsid="004fb71e"/>
    </style:style>
    <style:style style:name="P22" style:family="paragraph" style:parent-style-name="Standard">
      <style:text-properties officeooo:rsid="005382a1" officeooo:paragraph-rsid="005382a1"/>
    </style:style>
    <style:style style:name="P23" style:family="paragraph" style:parent-style-name="Standard">
      <style:text-properties officeooo:rsid="005382a1" officeooo:paragraph-rsid="0056ad4e"/>
    </style:style>
    <style:style style:name="P24" style:family="paragraph" style:parent-style-name="Standard">
      <style:text-properties officeooo:rsid="005382a1" officeooo:paragraph-rsid="0057baa5"/>
    </style:style>
    <style:style style:name="P25" style:family="paragraph" style:parent-style-name="Standard">
      <style:text-properties officeooo:rsid="005382a1" officeooo:paragraph-rsid="005bdc74"/>
    </style:style>
    <style:style style:name="P26" style:family="paragraph" style:parent-style-name="Standard">
      <style:paragraph-properties fo:text-align="end" style:justify-single-word="false"/>
      <style:text-properties officeooo:rsid="0054b77f" officeooo:paragraph-rsid="0054b77f"/>
    </style:style>
    <style:style style:name="P27" style:family="paragraph" style:parent-style-name="Standard">
      <style:paragraph-properties fo:text-align="end" style:justify-single-word="false"/>
      <style:text-properties officeooo:rsid="005ab355" officeooo:paragraph-rsid="005ab355"/>
    </style:style>
    <style:style style:name="P28" style:family="paragraph" style:parent-style-name="Standard">
      <style:paragraph-properties fo:text-align="end" style:justify-single-word="false"/>
      <style:text-properties officeooo:rsid="00627b09" officeooo:paragraph-rsid="00627b09"/>
    </style:style>
    <style:style style:name="P29" style:family="paragraph" style:parent-style-name="Standard">
      <style:paragraph-properties fo:text-align="start" style:justify-single-word="false"/>
      <style:text-properties officeooo:rsid="00627b09" officeooo:paragraph-rsid="00627b09"/>
    </style:style>
    <style:style style:name="P30" style:family="paragraph" style:parent-style-name="Standard">
      <style:paragraph-properties fo:text-align="start" style:justify-single-word="false"/>
      <style:text-properties officeooo:rsid="00627b09" officeooo:paragraph-rsid="00679e40"/>
    </style:style>
    <style:style style:name="P31" style:family="paragraph" style:parent-style-name="Table_20_Contents">
      <style:text-properties officeooo:rsid="003503bd" officeooo:paragraph-rsid="003503bd"/>
    </style:style>
    <style:style style:name="P32" style:family="paragraph" style:parent-style-name="Table_20_Contents">
      <style:text-properties officeooo:rsid="003503bd" officeooo:paragraph-rsid="005971d9"/>
    </style:style>
    <style:style style:name="P33" style:family="paragraph" style:parent-style-name="Table_20_Contents">
      <style:text-properties officeooo:rsid="003503bd" officeooo:paragraph-rsid="005bdc74"/>
    </style:style>
    <style:style style:name="P34" style:family="paragraph" style:parent-style-name="Table_20_Contents">
      <style:text-properties officeooo:rsid="00475f8a" officeooo:paragraph-rsid="00475f8a"/>
    </style:style>
    <style:style style:name="P35" style:family="paragraph" style:parent-style-name="Table_20_Contents">
      <style:text-properties officeooo:rsid="00475f8a" officeooo:paragraph-rsid="0057baa5"/>
    </style:style>
    <style:style style:name="P36" style:family="paragraph" style:parent-style-name="Table_20_Contents">
      <style:text-properties officeooo:rsid="00475f8a" officeooo:paragraph-rsid="005bdc74"/>
    </style:style>
    <style:style style:name="P37" style:family="paragraph" style:parent-style-name="Table_20_Contents">
      <style:text-properties officeooo:rsid="004be1b2" officeooo:paragraph-rsid="004be1b2"/>
    </style:style>
    <style:style style:name="P38" style:family="paragraph" style:parent-style-name="Table_20_Contents">
      <style:text-properties officeooo:rsid="004be1b2" officeooo:paragraph-rsid="006cc8b8"/>
    </style:style>
    <style:style style:name="P39" style:family="paragraph" style:parent-style-name="Table_20_Contents">
      <style:text-properties officeooo:rsid="0062d8cc" officeooo:paragraph-rsid="0062d8cc"/>
    </style:style>
    <style:style style:name="P40" style:family="paragraph" style:parent-style-name="Table_20_Contents">
      <style:text-properties officeooo:rsid="0062d8cc" officeooo:paragraph-rsid="0063f6dc"/>
    </style:style>
    <style:style style:name="P41" style:family="paragraph" style:parent-style-name="Table_20_Contents">
      <style:paragraph-properties fo:text-align="start" style:justify-single-word="false"/>
      <style:text-properties officeooo:rsid="006a6d19" officeooo:paragraph-rsid="006a6d19"/>
    </style:style>
    <style:style style:name="P42" style:family="paragraph" style:parent-style-name="Table_20_Contents">
      <style:paragraph-properties fo:text-align="start" style:justify-single-word="false"/>
      <style:text-properties officeooo:rsid="006f9b75" officeooo:paragraph-rsid="006f9b75"/>
    </style:style>
    <style:style style:name="P43" style:family="paragraph" style:parent-style-name="Standard">
      <style:text-properties officeooo:rsid="0051b92a" officeooo:paragraph-rsid="00459a63"/>
    </style:style>
    <style:style style:name="T1" style:family="text">
      <style:text-properties officeooo:rsid="001afdd3"/>
    </style:style>
    <style:style style:name="T2" style:family="text">
      <style:text-properties officeooo:rsid="001c31f8"/>
    </style:style>
    <style:style style:name="T3" style:family="text">
      <style:text-properties officeooo:rsid="001f1c49"/>
    </style:style>
    <style:style style:name="T4" style:family="text">
      <style:text-properties officeooo:rsid="00242933"/>
    </style:style>
    <style:style style:name="T5" style:family="text">
      <style:text-properties officeooo:rsid="00260fc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0fcd" style:font-weight-asian="bold" style:font-weight-complex="bold"/>
    </style:style>
    <style:style style:name="T8" style:family="text">
      <style:text-properties fo:font-weight="bold" officeooo:rsid="00291b56" style:font-weight-asian="bold" style:font-weight-complex="bold"/>
    </style:style>
    <style:style style:name="T9" style:family="text">
      <style:text-properties fo:font-weight="bold" officeooo:rsid="002dedd7" style:font-weight-asian="bold" style:font-weight-complex="bold"/>
    </style:style>
    <style:style style:name="T10" style:family="text">
      <style:text-properties fo:font-weight="bold" officeooo:rsid="002e57b3" style:font-weight-asian="bold" style:font-weight-complex="bold"/>
    </style:style>
    <style:style style:name="T11" style:family="text">
      <style:text-properties fo:font-weight="bold" officeooo:rsid="0031aeae" style:font-weight-asian="bold" style:font-weight-complex="bold"/>
    </style:style>
    <style:style style:name="T12" style:family="text">
      <style:text-properties fo:font-weight="bold" officeooo:rsid="00459a63" style:font-weight-asian="bold" style:font-weight-complex="bold"/>
    </style:style>
    <style:style style:name="T13" style:family="text">
      <style:text-properties fo:font-weight="bold" officeooo:rsid="0057baa5" style:font-weight-asian="bold" style:font-weight-complex="bold"/>
    </style:style>
    <style:style style:name="T14" style:family="text">
      <style:text-properties fo:font-weight="bold" officeooo:rsid="005dcee8" style:font-weight-asian="bold" style:font-weight-complex="bold"/>
    </style:style>
    <style:style style:name="T15" style:family="text">
      <style:text-properties fo:font-weight="bold" officeooo:rsid="00679e40" style:font-weight-asian="bold" style:font-weight-complex="bold"/>
    </style:style>
    <style:style style:name="T16" style:family="text">
      <style:text-properties officeooo:rsid="002805e5"/>
    </style:style>
    <style:style style:name="T17" style:family="text">
      <style:text-properties officeooo:rsid="00291b56"/>
    </style:style>
    <style:style style:name="T18" style:family="text">
      <style:text-properties officeooo:rsid="002c3b2b"/>
    </style:style>
    <style:style style:name="T19" style:family="text">
      <style:text-properties officeooo:rsid="002dedd7"/>
    </style:style>
    <style:style style:name="T20" style:family="text">
      <style:text-properties officeooo:rsid="002e57b3"/>
    </style:style>
    <style:style style:name="T21" style:family="text">
      <style:text-properties officeooo:rsid="002fefc4"/>
    </style:style>
    <style:style style:name="T22" style:family="text">
      <style:text-properties officeooo:rsid="0031aeae"/>
    </style:style>
    <style:style style:name="T23" style:family="text">
      <style:text-properties officeooo:rsid="0032381b"/>
    </style:style>
    <style:style style:name="T24" style:family="text">
      <style:text-properties officeooo:rsid="0032869d"/>
    </style:style>
    <style:style style:name="T25" style:family="text">
      <style:text-properties officeooo:rsid="0038842f"/>
    </style:style>
    <style:style style:name="T26" style:family="text">
      <style:text-properties officeooo:rsid="003ad82f"/>
    </style:style>
    <style:style style:name="T27" style:family="text">
      <style:text-properties officeooo:rsid="003c78d9"/>
    </style:style>
    <style:style style:name="T28" style:family="text">
      <style:text-properties officeooo:rsid="003f201b"/>
    </style:style>
    <style:style style:name="T29" style:family="text">
      <style:text-properties officeooo:rsid="00408996"/>
    </style:style>
    <style:style style:name="T30" style:family="text">
      <style:text-properties officeooo:rsid="0042ebb5"/>
    </style:style>
    <style:style style:name="T31" style:family="text">
      <style:text-properties officeooo:rsid="004505e6"/>
    </style:style>
    <style:style style:name="T32" style:family="text">
      <style:text-properties officeooo:rsid="00459a63"/>
    </style:style>
    <style:style style:name="T33" style:family="text">
      <style:text-properties officeooo:rsid="0050de4e"/>
    </style:style>
    <style:style style:name="T34" style:family="text">
      <style:text-properties officeooo:rsid="0054aaaa"/>
    </style:style>
    <style:style style:name="T35" style:family="text">
      <style:text-properties officeooo:rsid="005525b9"/>
    </style:style>
    <style:style style:name="T36" style:family="text">
      <style:text-properties officeooo:rsid="0056ad4e"/>
    </style:style>
    <style:style style:name="T37" style:family="text">
      <style:text-properties officeooo:rsid="0057baa5"/>
    </style:style>
    <style:style style:name="T38" style:family="text">
      <style:text-properties officeooo:rsid="005bdc74"/>
    </style:style>
    <style:style style:name="T39" style:family="text">
      <style:text-properties officeooo:rsid="005e2f2c"/>
    </style:style>
    <style:style style:name="T40" style:family="text">
      <style:text-properties officeooo:rsid="005eafec"/>
    </style:style>
    <style:style style:name="T41" style:family="text">
      <style:text-properties officeooo:rsid="0061840a"/>
    </style:style>
    <style:style style:name="T42" style:family="text">
      <style:text-properties officeooo:rsid="0062d8cc"/>
    </style:style>
    <style:style style:name="T43" style:family="text">
      <style:text-properties officeooo:rsid="0064283e"/>
    </style:style>
    <style:style style:name="T44" style:family="text">
      <style:text-properties officeooo:rsid="006651bd"/>
    </style:style>
    <style:style style:name="T45" style:family="text">
      <style:text-properties officeooo:rsid="006a6d19"/>
    </style:style>
    <style:style style:name="T46" style:family="text">
      <style:text-properties officeooo:rsid="006b38f0"/>
    </style:style>
    <style:style style:name="T47" style:family="text">
      <style:text-properties officeooo:rsid="006daa94"/>
    </style:style>
    <style:style style:name="T48" style:family="text">
      <style:text-properties officeooo:rsid="007065ea"/>
    </style:style>
    <style:style style:name="T49" style:family="text">
      <style:text-properties officeooo:rsid="007205e0"/>
    </style:style>
    <style:style style:name="T50" style:family="text">
      <style:text-properties officeooo:rsid="007322d0"/>
    </style:style>
    <style:style style:name="T51" style:family="text">
      <style:text-properties officeooo:rsid="00734b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21">se</text:span>maine du 7 octobre : <text:span text:style-name="T6">élection des éco-délégués</text:span> (1 ou 2 par classe) → récupération des noms des éco-délégués par les pp, puis transmission à <text:span text:style-name="T21">la direction</text:span></text:p>
      <text:p text:style-name="P1"/>
      <text:p text:style-name="P1">- semaine du 14/10 : 2 <text:span text:style-name="T7">premières </text:span><text:span text:style-name="T6">rencontres</text:span> <text:span text:style-name="T4">dans une salle de classe </text:span>avec les éco-délégués d’une heure sur le temps de midi (?) : une pour les 6e-5e <text:span text:style-name="T2">le jeudi</text:span>, une pour les 4e-3e <text:span text:style-name="T2">le vendredi</text:span>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au programme :</text:p>
            <text:p text:style-name="P4"><text:span text:style-name="T5">- introduction,</text:span> rôle des éco-délégués, <text:span text:style-name="T5">l</text:span>es 17 ODD</text:p>
            <text:p text:style-name="P6">- exemples de projet que je <text:span text:style-name="T4">leur</text:span> propose (po<text:span text:style-name="T51">tager</text:span>, déchets, <text:span text:style-name="T31">affiches</text:span>)</text:p>
            <text:p text:style-name="P7">- jet d’idées, brainstorming rapide <text:span text:style-name="T5">(5’ individuelle, puis mise en commun) </text:span><text:span text:style-name="T4">à l’aide de la fiche enquête « </text:span><text:span text:style-name="T24">Qu’est-ce qui pourrait être amélioré au collège ? »</text:span><text:span text:style-name="T4"> projetée</text:span></text:p>
            <text:p text:style-name="P12">- mise en groupe en fonction d’intérêts pour des actions communes</text:p>
            <text:p text:style-name="P5">- présentation, explication des fiches actions eco-délégués et comment les compléter <text:span text:style-name="T16">(e</text:span><text:span text:style-name="T3">xemple avec </text:span><text:span text:style-name="T31">une</text:span><text:span text:style-name="T3"> fiche pré-remplie</text:span><text:span text:style-name="T16">)</text:span></text:p>
            <text:p text:style-name="P8">- les éco-délégués devront compléter une fiche action <text:span text:style-name="T20">par groupe</text:span> pendant les vacances</text:p>
          </table:table-cell>
        </table:table-row>
      </table:table>
      <text:p text:style-name="P2"/>
      <text:p text:style-name="P26">Vacances octobre</text:p>
      <text:p text:style-name="P2"/>
      <text:p text:style-name="P8">- semaine du 4/11 : récupération des <text:span text:style-name="T6">fiches actions rem</text:span><text:span text:style-name="T8">plies</text:span><text:span text:style-name="T17"> (moyen : pp, dépôt dans casier en salle des personnels)</text:span></text:p>
      <text:p text:style-name="P9">relecture, annotation<text:span text:style-name="T18">s/</text:span><text:span text:style-name="T27">mise au propre</text:span><text:span text:style-name="T18"> des fiches actions </text:span><text:span text:style-name="T27">données par les éco-délégués</text:span></text:p>
      <text:p text:style-name="P11">plannification des actions <text:span text:style-name="T27">et </text:span>des <text:span text:style-name="T20">premiers rdv avec les </text:span><text:span text:style-name="T23">éco-délégués par action</text:span><text:span text:style-name="T20"> → </text:span><text:span text:style-name="T21">transmission à la direction</text:span></text:p>
      <text:p text:style-name="P9"/>
      <text:p text:style-name="P10">- <text:span text:style-name="T18">semaine du </text:span><text:span text:style-name="T19">11/11 : </text:span><text:span text:style-name="T22">2 </text:span><text:span text:style-name="T9">deuxièm</text:span><text:span text:style-name="T10">e</text:span><text:span text:style-name="T11">s</text:span><text:span text:style-name="T9"> rencontre</text:span><text:span text:style-name="T13">s</text:span><text:span text:style-name="T19"> </text:span><text:span text:style-name="T4">dans une salle de classe </text:span><text:span text:style-name="T1">avec les éco-délégués d’une heure sur le temps de midi (?) : une pour les 6e-5e </text:span><text:span text:style-name="T2">le jeudi</text:span><text:span text:style-name="T1">, une pour les 4e-3e </text:span><text:span text:style-name="T2">le vendredi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">au programme :</text:p>
            <text:p text:style-name="P14">rediscussion des actions proposées</text:p>
            <text:p text:style-name="P31">mise au courant du planning par groupe <text:span text:style-name="T30">(chaque groupe ne va pas venir au rdv de manière hebdomadaire bien sûr!)</text:span></text:p>
          </table:table-cell>
        </table:table-row>
      </table:table>
      <text:p text:style-name="P21">transmission des actions à la direction <text:span text:style-name="T33">et autres acteurs</text:span></text:p>
      <text:p text:style-name="P21"/>
      <text:p text:style-name="P13">- <text:span text:style-name="T25">semaines du 18/11 au 9/12 : </text:span><text:span text:style-name="T26">rdv hebdomadaire d’une heure pour avancement des </text:span><text:span text:style-name="T28">actions : </text:span><text:span text:style-name="T29">les élèves travaillent par groupe</text:span></text:p>
      <text:p text:style-name="P13"/>
      <text:p text:style-name="P22">nouvelle planification des actions et rdv post vacances de <text:span text:style-name="T36">décembre</text:span> → <text:span text:style-name="T34">transmission à la direction</text:span></text:p>
      <text:p text:style-name="P13"/>
      <text:p text:style-name="P15">- <text:span text:style-name="T32">semaine du 17/12 : </text:span><text:span text:style-name="T22">2 </text:span><text:span text:style-name="T12">troisièmes</text:span><text:span text:style-name="T9"> rencontre</text:span><text:span text:style-name="T13">s</text:span><text:span text:style-name="T19"> </text:span><text:span text:style-name="T4">dans une salle de classe </text:span><text:span text:style-name="T1">avec les éco-délégués d’une heure sur le temps de midi (?) : une pour les 6e-5e </text:span><text:span text:style-name="T2">le jeudi</text:span><text:span text:style-name="T1">, une pour les 4e-3e </text:span><text:span text:style-name="T2">le vendredi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4">au programme :</text:p>
            <text:p text:style-name="P34">présentation de l’avancement de chacun des groupes </text:p>
            <text:p text:style-name="P32">mise au courant du planning par groupe <text:span text:style-name="T30">(chaque groupe ne va pas venir au rdv de manière hebdomadaire bien sûr!)</text:span></text:p>
            <text:p text:style-name="P37">les élèves travaillent par groupe <text:span text:style-name="T45">(si fin de projet : les élèves prennent le temps de remplir les fiches évaluations « Qu’as-tu appris ? » et « Ton projet est-il réussi ? »</text:span><text:span text:style-name="T46">)</text:span></text:p>
          </table:table-cell>
        </table:table-row>
      </table:table>
      <text:p text:style-name="P43">transmision de l’avancement à la direction et autres acteurs</text:p>
      <text:p text:style-name="P16"/>
      <text:p text:style-name="P26">Vacances décembre</text:p>
      <text:p text:style-name="P17"/>
      <text:p text:style-name="P17">- <text:span text:style-name="T35">semaines du 6/1 au 3/2 : </text:span><text:span text:style-name="T26">rdv hebdomadaire d’une heure pour avancement des </text:span><text:span text:style-name="T28">actions : </text:span><text:span text:style-name="T29">les élèves travaillent par groupe</text:span></text:p>
      <text:p text:style-name="P17"><text:soft-page-break/></text:p>
      <text:p text:style-name="P23">nouvelle planification des actions et rdv post vacances de février → <text:span text:style-name="T34">transmission à la direction</text:span></text:p>
      <text:p text:style-name="P23"/>
      <text:p text:style-name="P24">- <text:span text:style-name="T37">semaine du 10/2 : <text:s/>2</text:span><text:span text:style-name="T22"> </text:span><text:span text:style-name="T13">quatrièmes</text:span><text:span text:style-name="T9"> rencontre</text:span><text:span text:style-name="T13">s</text:span><text:span text:style-name="T19"> </text:span><text:span text:style-name="T4">dans une salle de classe </text:span><text:span text:style-name="T1">avec les éco-délégués d’une heure sur le temps de midi (?) : une pour les 6e-5e </text:span><text:span text:style-name="T2">le jeudi</text:span><text:span text:style-name="T1">, une pour les 4e-3e </text:span><text:span text:style-name="T2">le vendredi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5">au programme :</text:p>
            <text:p text:style-name="P35">présentation de l’avancement de chacun des groupes </text:p>
            <text:p text:style-name="P32">mise au courant du planning <text:span text:style-name="T40">jusqu’au 28/3 </text:span>par groupe <text:span text:style-name="T30">(chaque groupe ne va pas venir au rdv de manière hebdomadaire bien sûr!)</text:span></text:p>
            <text:p text:style-name="P39">lancement de nouvelles actions ?</text:p>
            <text:p text:style-name="P38">les élèves travaillent par groupe <text:span text:style-name="T45">(si fin de projet : les élèves prennent le temps de remplir les fiches évaluations « Qu’as-tu appris ? » et « Ton projet est-il réussi ? »</text:span><text:span text:style-name="T46">)</text:span></text:p>
          </table:table-cell>
        </table:table-row>
      </table:table>
      <text:p text:style-name="P18"/>
      <text:p text:style-name="P27">Vacances de février</text:p>
      <text:p text:style-name="P27"/>
      <text:p text:style-name="P19">- <text:span text:style-name="T35">semaines du </text:span><text:span text:style-name="T38">3/3</text:span><text:span text:style-name="T35"> au </text:span><text:span text:style-name="T39">24</text:span><text:span text:style-name="T35">/</text:span><text:span text:style-name="T38">3</text:span><text:span text:style-name="T35"> : </text:span><text:span text:style-name="T26">rdv hebdomadaire d’une heure pour avancement des </text:span><text:span text:style-name="T28">actions : </text:span><text:span text:style-name="T29">les élèves travaillent par groupe</text:span></text:p>
      <text:p text:style-name="P19"/>
      <text:p text:style-name="P25">nouvelle planification des actions et rdv post vacances d’<text:span text:style-name="T38">avril</text:span> → <text:span text:style-name="T34">transmission à la direction</text:span></text:p>
      <text:p text:style-name="P25"/>
      <text:p text:style-name="P25">- <text:span text:style-name="T37">semaine du </text:span><text:span text:style-name="T40">31</text:span><text:span text:style-name="T37">/</text:span><text:span text:style-name="T40">3</text:span><text:span text:style-name="T37"> : <text:s/>2</text:span><text:span text:style-name="T22"> </text:span><text:span text:style-name="T14">cinquièmes</text:span><text:span text:style-name="T9"> rencontre</text:span><text:span text:style-name="T13">s</text:span><text:span text:style-name="T19"> </text:span><text:span text:style-name="T4">dans une salle de classe </text:span><text:span text:style-name="T1">avec les éco-délégués d’une heure sur le temps de midi (?) : une pour les 6e-5e </text:span><text:span text:style-name="T2">le jeudi</text:span><text:span text:style-name="T1">, une pour les 4e-3e </text:span><text:span text:style-name="T2">le vendredi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6">au programme :</text:p>
            <text:p text:style-name="P36">présentation de l’avancement de chacun des groupes </text:p>
            <text:p text:style-name="P33">mise au courant du planning par groupe <text:span text:style-name="T30">(chaque groupe ne va pas venir au rdv de manière hebdomadaire bien sûr!)</text:span></text:p>
            <text:p text:style-name="P40">lancement de nouvelles actions ?</text:p>
            <text:p text:style-name="P38">les élèves travaillent par groupe <text:span text:style-name="T45">(si fin de projet : les élèves prennent le temps de remplir les fiches évaluations « Qu’as-tu appris ? » et « Ton projet est-il réussi ? »</text:span><text:span text:style-name="T46">)</text:span></text:p>
          </table:table-cell>
        </table:table-row>
      </table:table>
      <text:p text:style-name="P19"/>
      <text:p text:style-name="P20">- <text:span text:style-name="T41">semaine du 7/4 : </text:span><text:span text:style-name="T26">rdv hebdomadaire d’une heure pour avancement des </text:span><text:span text:style-name="T28">actions : </text:span><text:span text:style-name="T29">les élèves travaillent par groupe</text:span></text:p>
      <text:p text:style-name="P20"/>
      <text:p text:style-name="P28">Vacances d’avril</text:p>
      <text:p text:style-name="P29"/>
      <text:p text:style-name="P29">- <text:span text:style-name="T42">semaine du 28/4 au </text:span><text:span text:style-name="T43">d/m : rdv hebdomadaire d’une heure pour avancement des actions : les élèves travaillent par groupe</text:span></text:p>
      <text:p text:style-name="P29"/>
      <text:p text:style-name="P30">- <text:span text:style-name="T44">semaine du d/m : </text:span><text:span text:style-name="T37">2</text:span><text:span text:style-name="T22"> </text:span><text:span text:style-name="T15">sixièmes</text:span><text:span text:style-name="T9"> rencontre</text:span><text:span text:style-name="T13">s</text:span><text:span text:style-name="T19"> </text:span><text:span text:style-name="T4">dans une salle de classe </text:span><text:span text:style-name="T1">avec les éco-délégués d’une heure sur le temps de midi (?) : une pour les 6e-5e </text:span><text:span text:style-name="T2">le jeudi</text:span><text:span text:style-name="T1">, une pour les 4e-3e </text:span><text:span text:style-name="T2">le vendredi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1">au <text:span text:style-name="T47">programme :</text:span></text:p>
            <text:p text:style-name="P42">bilan de l’année : <text:span text:style-name="T49">discussion autour des </text:span><text:span text:style-name="T48">réussites, échecs, non aboutissement. </text:span><text:span text:style-name="T50">Ce qu’on en retient ?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02:20:09.175000000</meta:creation-date>
    <dc:date>2024-10-04T09:12:00.475000000</dc:date>
    <meta:editing-duration>PT1H7M39S</meta:editing-duration>
    <meta:editing-cycles>83</meta:editing-cycles>
    <meta:generator>LibreOffice/7.4.3.2$Windows_X86_64 LibreOffice_project/1048a8393ae2eeec98dff31b5c133c5f1d08b890</meta:generator>
    <meta:document-statistic meta:table-count="6" meta:image-count="0" meta:object-count="0" meta:page-count="2" meta:paragraph-count="50" meta:word-count="809" meta:character-count="4629" meta:non-whitespace-character-count="3865"/>
  </office:meta>
</office:document-meta>
</file>